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padding="0cm" fo:border="none"/>
    </style:style>
    <style:style style:name="P2" style:family="paragraph" style:parent-style-name="Standard">
      <style:paragraph-properties fo:padding="0cm" fo:border="none"/>
      <style:text-properties fo:font-size="14pt" style:font-size-asian="14pt" style:font-size-complex="14pt"/>
    </style:style>
    <style:style style:name="P3" style:family="paragraph" style:parent-style-name="Title">
      <style:paragraph-properties fo:padding="0cm" fo:border="none"/>
    </style:style>
    <style:style style:name="P4" style:family="paragraph" style:parent-style-name="Standard">
      <style:paragraph-properties fo:padding="0cm" fo:border="none"/>
      <style:text-properties fo:font-size="14pt" style:font-size-asian="14pt" style:font-size-complex="14pt"/>
    </style:style>
    <style:style style:name="P5" style:family="paragraph" style:parent-style-name="Standard" style:list-style-name="WWNum1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size="14pt" style:font-size-asian="14pt" style:font-size-complex="14pt"/>
    </style:style>
    <style:style style:name="P6" style:family="paragraph" style:parent-style-name="Standard" style:list-style-name="WWNum1">
      <style:paragraph-properties fo:margin-left="2.54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size="14pt" style:font-size-asian="14pt" style:font-size-complex="14pt"/>
    </style:style>
    <style:style style:name="P7" style:family="paragraph" style:parent-style-name="Title" style:master-page-name="Standard">
      <style:paragraph-properties style:page-number="1" fo:padding="0cm" fo:border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officeooo:rsid="0007ae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/></text:p>
      <text:p text:style-name="P2"/>
      <text:p text:style-name="P1"><text:span text:style-name="T2">Instruções</text:span><text:span text:style-name="T1">: Implemente um sistema simples de Banco em TypeScript. Segue os requisitos do sistema.</text:span></text:p>
      <text:p text:style-name="P2"/>
      <text:list xml:id="list2864852718" text:style-name="WWNum1">
        <text:list-item>
          <text:p text:style-name="P5">O sistema de banco tem três tipos de conta: conta corrente, conta poupança e conta investimento.</text:p>
        </text:list-item>
        <text:list-item>
          <text:p text:style-name="P5">Cada conta tem saldo e número de conta.</text:p>
        </text:list-item>
        <text:list-item>
          <text:p text:style-name="P5">É possível depositar uma quantia de dinheiro em qualquer tipo de conta sem imposto.</text:p>
        </text:list-item>
        <text:list-item>
          <text:p text:style-name="P5">Ao sacar, cada conta tem uma lógica diferente de cobrança de imposto.</text:p>
          <text:list>
            <text:list-item>
              <text:p text:style-name="P6">Conta corrente - Cobra 2 reais a cada saque</text:p>
            </text:list-item>
            <text:list-item>
              <text:p text:style-name="P6">Conta poupança - Cobra 2% do saque</text:p>
            </text:list-item>
            <text:list-item>
              <text:p text:style-name="P6">Conta investimento - Cobra 5% do saque mais 10 reais</text:p>
            </text:list-item>
          </text:list>
        </text:list-item>
        <text:list-item>
          <text:p text:style-name="P5">Todo mês, o saldo da conta valoriza.</text:p>
          <text:list>
            <text:list-item>
              <text:p text:style-name="P6">Conta corrente - Valoriza 0% do total</text:p>
            </text:list-item>
            <text:list-item>
              <text:p text:style-name="P6">Conta poupança - Valoriza 2% do total</text:p>
            </text:list-item>
            <text:list-item>
              <text:p text:style-name="P6">Conta investimento - Valoriza <text:span text:style-name="T3">de acordo com a</text:span> taxa SELIC <text:span text:style-name="T3">( crie uma variável para esta taxa e métodos para modificá-la )</text:span></text:p>
            </text:list-item>
          </text:list>
        </text:list-item>
        <text:list-item>
          <text:p text:style-name="P5">As contas que rendem (conta poupança e conta investimento) devem gerar relatório (imprimir na tela) com tipo, número, saldo e o rendimento atua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Arial" fo:font-family="Arial" style:font-family-generic="roman" style:font-pitch="variable" fo:font-size="14pt" style:text-underline-style="none" fo:font-weight="normal"/>
    </style:style>
    <style:style style:name="ListLabel_20_2" style:display-name="ListLabel 2" style:family="text">
      <style:text-properties fo:font-size="14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01T13:17:38.690658253</dc:date>
    <meta:editing-duration>PT5M49S</meta:editing-duration>
    <meta:editing-cycles>1</meta:editing-cycles>
    <meta:document-statistic meta:table-count="0" meta:image-count="0" meta:object-count="0" meta:page-count="1" meta:paragraph-count="13" meta:word-count="168" meta:character-count="912" meta:non-whitespace-character-count="769"/>
  </office:meta>
</office:document-meta>
</file>